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style:style style:name="P5" style:family="paragraph" style:parent-style-name="Standard" style:list-style-name="L7"/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rtupsBoard: Ideation</text:p>
      <text:p text:style-name="Standard"/>
      <text:p text:style-name="Standard">Pitch:</text:p>
      <text:list xml:id="list7273237461500970733" text:style-name="L1">
        <text:list-item>
          <text:p text:style-name="P1">A new channel to market for Recruiters/Agencies and AI-assisted team-creators </text:p>
        </text:list-item>
        <text:list-item>
          <text:p text:style-name="P1">Low-cost acquisition of tech-unicorn clients, using Retirees to recruit “accounts” not employees</text:p>
        </text:list-item>
        <text:list-item>
          <text:p text:style-name="P1">Process: </text:p>
        </text:list-item>
      </text:list>
      <text:list xml:id="list6708507990995694137" text:style-name="L8">
        <text:list-item>
          <text:list>
            <text:list-item>
              <text:p text:style-name="P7">Sweat-equity teams of (deferred-cost) </text:p>
            </text:list-item>
            <text:list-item>
              <text:p text:style-name="P7">Qualified retired-Executives (“Members”) help </text:p>
            </text:list-item>
            <text:list-item>
              <text:p text:style-name="P7">Early-stage tech-companies </text:p>
            </text:list-item>
            <text:list-item>
              <text:p text:style-name="P7">In partnership with Recruiter/Agency</text:p>
            </text:list-item>
          </text:list>
        </text:list-item>
      </text:list>
      <text:list xml:id="list34519148" text:continue-list="list7273237461500970733" text:style-name="L1">
        <text:list-item>
          <text:p text:style-name="P1">Core service-deliverables: Strategy, Sales, Marketing &amp; Partnerships</text:p>
        </text:list-item>
      </text:list>
      <text:p text:style-name="Standard"/>
      <text:p text:style-name="Standard">Clients:</text:p>
      <text:list xml:id="list6581545814882636809" text:style-name="L3">
        <text:list-item>
          <text:p text:style-name="P3">Startups &amp; early-stage companies</text:p>
        </text:list-item>
        <text:list-item>
          <text:p text:style-name="P3">Tech-strong (i.e. Internet-enabled via innovative software-technology)</text:p>
        </text:list-item>
        <text:list-item>
          <text:p text:style-name="P3">Lacking customer(s), especially strategic customer(s)</text:p>
        </text:list-item>
        <text:list-item>
          <text:p text:style-name="P3">Seeking market-fit for their offering(s)</text:p>
        </text:list-item>
        <text:list-item>
          <text:p text:style-name="P3">Open to recruiting interim-managers</text:p>
        </text:list-item>
        <text:list-item>
          <text:p text:style-name="P3">Willing to make their Board accessible</text:p>
        </text:list-item>
        <text:list-item>
          <text:p text:style-name="P3">Un-funded or under-funded</text:p>
        </text:list-item>
        <text:list-item>
          <text:p text:style-name="P3">Open to angel-investment by StartupsBoard Members</text:p>
        </text:list-item>
      </text:list>
      <text:p text:style-name="Standard"><text:s/></text:p>
      <text:p text:style-name="Standard">Members:</text:p>
      <text:list xml:id="list1947685193241044805" text:style-name="L2">
        <text:list-item>
          <text:p text:style-name="P2">Comfortable micro-investing in clients (optional)</text:p>
        </text:list-item>
        <text:list-item>
          <text:p text:style-name="P2">Retired from high-profile tech-sector careers </text:p>
        </text:list-item>
        <text:list-item>
          <text:p text:style-name="P2">Not necessarily entrepreneurs </text:p>
        </text:list-item>
        <text:list-item>
          <text:p text:style-name="P2">Commit 8-hours/week client-acquisition phase </text:p>
        </text:list-item>
        <text:list-item>
          <text:p text:style-name="P2">Commit 2+days/week when client-acquired </text:p>
        </text:list-item>
      </text:list>
      <text:p text:style-name="Standard"/>
      <text:p text:style-name="Standard">Operations:</text:p>
      <text:list xml:id="list6800957545401963069" text:style-name="L5">
        <text:list-item>
          <text:p text:style-name="P4">Functions as a “business club with engagement-rules”</text:p>
        </text:list-item>
        <text:list-item>
          <text:p text:style-name="P4">Members are categorized by potential function</text:p>
        </text:list-item>
        <text:list-item>
          <text:p text:style-name="P4">Ego-stroking (e.g. a home for bios?)</text:p>
        </text:list-item>
        <text:list-item>
          <text:p text:style-name="P4">Flags prioritize contributors (e.g. dabbling, active, engaged) </text:p>
        </text:list-item>
        <text:list-item>
          <text:p text:style-name="P4">Project teams manually-assembled via independent agency, and/or a GroupBuild process/app</text:p>
        </text:list-item>
      </text:list>
      <text:p text:style-name="Standard"/>
      <text:p text:style-name="Standard">Suggested features for a GroupBuild process App?</text:p>
      <text:list xml:id="list5387675681166079786" text:style-name="L7">
        <text:list-item>
          <text:p text:style-name="P5">A minimalist chat-app assists team-acquisition/building, per-topic/activity</text:p>
        </text:list-item>
        <text:list-item>
          <text:p text:style-name="P5">One-on-one chats, initiated via vote-topic that are visible to all members</text:p>
        </text:list-item>
        <text:list-item>
          <text:p text:style-name="P5"><text:soft-page-break/>Additional members opt-in-per-chat</text:p>
        </text:list-item>
        <text:list-item>
          <text:p text:style-name="P5">Invite suggestion list triggered by chat-context and member interests</text:p>
        </text:list-item>
        <text:list-item>
          <text:p text:style-name="P5">Always-visible placeholder for straw-man options, sketches &amp; emoji-style voting</text:p>
        </text:list-item>
        <text:list-item>
          <text:p text:style-name="P5">Eventually provides AI-assisted recruiting, vote-justification minutes and project descriptions</text:p>
        </text:list-item>
        <text:list-item>
          <text:p text:style-name="P5">Package app for resale as a lightweight Group Manager, positioned as an affordable interim tool before corporate-scale solutions. </text:p>
        </text:list-item>
      </text:list>
      <text:p text:style-name="Standard"/>
      <text:p text:style-name="Standard">Branding options acquired:</text:p>
      <text:list xml:id="list34516695" text:continue-numbering="true" text:style-name="L7">
        <text:list-item>
          <text:list>
            <text:list-item>
              <text:p text:style-name="P5">StartupsBoard.com ... aka “SB”</text:p>
            </text:list-item>
            <text:list-item>
              <text:p text:style-name="P5">GroupBuild.com ... aka “GB”</text:p>
            </text:list-item>
            <text:list-item>
              <text:p text:style-name="P5">Opename.com</text:p>
            </text:list-item>
            <text:list-item>
              <text:p text:style-name="P5">Entment.com &amp; .org</text:p>
            </text:list-item>
            <text:list-item>
              <text:p text:style-name="P5">Beaxa.com</text:p>
            </text:list-item>
            <text:list-item>
              <text:p text:style-name="P5">Blabex.com</text:p>
            </text:list-item>
            <text:list-item>
              <text:p text:style-name="P5">Whyhead.com &amp; Wihead.com</text:p>
            </text:list-item>
            <text:list-item>
              <text:p text:style-name="P5">InSeed.com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4-09-09T12:37:57.03</meta:creation-date>
    <meta:document-statistic meta:table-count="0" meta:image-count="0" meta:object-count="0" meta:page-count="2" meta:paragraph-count="49" meta:word-count="282" meta:character-count="2142"/>
    <dc:date>2024-09-09T14:27:09.65</dc:date>
    <dc:creator>Christine Ballard</dc:creator>
    <meta:editing-duration>PT9M20S</meta:editing-duration>
    <meta:editing-cycles>1</meta:editing-cycles>
    <meta:generator>OpenOffice/4.1.13$Win32 OpenOffice.org_project/4113m1$Build-9810</meta:generator>
  </office:meta>
</office:document-meta>
</file>